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Georgia" svg:font-family="Georgia, 'Times New Roman', Times, serif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942723" style:font-name="Georgia" fo:font-size="10.5pt" fo:letter-spacing="normal" fo:font-style="normal" fo:font-weight="bold"/>
    </style:style>
    <style:style style:name="P2" style:family="paragraph" style:parent-style-name="Heading_20_3">
      <style:text-properties fo:font-variant="normal" fo:text-transform="none" fo:color="#942723" style:font-name="Arial1" fo:font-size="10.5pt" fo:letter-spacing="normal" fo:font-style="normal" fo:font-weight="normal"/>
    </style:style>
    <style:style style:name="P3" style:family="paragraph" style:parent-style-name="Heading_20_3">
      <style:paragraph-properties style:line-height-at-least="0.423cm" fo:text-align="justify" style:justify-single-word="false" fo:orphans="2" fo:widows="2"/>
      <style:text-properties fo:font-variant="normal" fo:text-transform="none" fo:color="#942723" style:font-name="Arial1" fo:font-size="10.5pt" fo:letter-spacing="normal" fo:font-style="normal" fo:font-weight="normal"/>
    </style:style>
    <style:style style:name="P4" style:family="paragraph" style:parent-style-name="Heading_20_3">
      <style:paragraph-properties fo:margin-top="0.423cm" fo:margin-bottom="0.212cm" fo:keep-with-next="always"/>
      <style:text-properties fo:font-variant="normal" fo:text-transform="none" fo:color="#942723" style:font-name="Arial1" fo:font-size="10.5pt" fo:letter-spacing="normal" fo:font-style="normal" fo:font-weight="normal"/>
    </style:style>
    <style:style style:name="P5" style:family="paragraph" style:parent-style-name="Text_20_body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942723" style:font-name="Arial1" fo:font-size="10.5pt" fo:letter-spacing="normal" fo:font-style="normal" fo:font-weight="normal"/>
    </style:style>
    <style:style style:name="P7" style:family="paragraph" style:parent-style-name="Text_20_body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8" style:family="paragraph" style:parent-style-name="Text_20_body">
      <style:paragraph-properties style:line-height-at-least="0.423cm" fo:text-align="justify" style:justify-single-word="false" fo:orphans="2" fo:widows="2" fo:padding="0cm" fo:border="none"/>
      <style:text-properties fo:font-variant="normal" fo:text-transform="none" fo:color="#942723" style:font-name="Arial1" fo:font-size="10.5pt" fo:letter-spacing="normal" fo:font-style="normal" fo:font-weight="normal"/>
    </style:style>
    <style:style style:name="P9" style:family="paragraph" style:parent-style-name="Text_20_body" style:list-style-name="L2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0" style:family="paragraph" style:parent-style-name="Text_20_body" style:list-style-name="L4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1" style:family="paragraph" style:parent-style-name="Text_20_body" style:list-style-name="L5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2" style:family="paragraph" style:parent-style-name="Text_20_body" style:list-style-name="L7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3" style:family="paragraph" style:parent-style-name="Text_20_body" style:list-style-name="L9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4" style:family="paragraph" style:parent-style-name="Text_20_body">
      <style:paragraph-properties style:line-height-at-least="0.423cm" fo:text-align="justify" style:justify-single-word="false" fo:orphans="2" fo:widows="2"/>
    </style:style>
    <style:style style:name="P15" style:family="paragraph" style:parent-style-name="Text_20_body" style:list-style-name="L1">
      <style:paragraph-properties fo:margin-top="0cm" fo:margin-bottom="0cm" style:line-height-at-least="0.423cm" fo:text-align="justify" style:justify-single-word="false" fo:orphans="2" fo:widows="2" fo:padding="0cm" fo:border="none"/>
      <style:text-properties fo:font-variant="normal" fo:text-transform="none" fo:color="#4c4c4c" style:font-name="Arial1" fo:font-size="9pt" fo:letter-spacing="normal" fo:font-style="normal" fo:font-weight="normal"/>
    </style:style>
    <style:style style:name="P16" style:family="paragraph" style:parent-style-name="Text_20_body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7" style:family="paragraph" style:parent-style-name="Text_20_body" style:list-style-name="L2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8" style:family="paragraph" style:parent-style-name="Text_20_body" style:list-style-name="L3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9" style:family="paragraph" style:parent-style-name="Text_20_body" style:list-style-name="L4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0" style:family="paragraph" style:parent-style-name="Text_20_body" style:list-style-name="L5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1" style:family="paragraph" style:parent-style-name="Text_20_body" style:list-style-name="L6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2" style:family="paragraph" style:parent-style-name="Text_20_body" style:list-style-name="L7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3" style:family="paragraph" style:parent-style-name="Text_20_body" style:list-style-name="L8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4" style:family="paragraph" style:parent-style-name="Text_20_body" style:list-style-name="L9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5" style:family="paragraph" style:parent-style-name="Text_20_body" style:list-style-name="L1">
      <style:paragraph-properties style:line-height-at-least="0.423cm" fo:text-align="justify" style:justify-single-word="false" fo:orphans="2" fo:widows="2" fo:padding="0cm" fo:border="none"/>
      <style:text-properties fo:font-variant="normal" fo:text-transform="none" fo:color="#4c4c4c" style:font-name="Arial1" fo:font-size="9pt" fo:letter-spacing="normal" fo:font-style="normal" fo:font-weight="normal"/>
    </style:style>
    <style:style style:name="P26" style:family="paragraph" style:parent-style-name="Standard">
      <style:text-properties fo:font-variant="normal" fo:text-transform="none" fo:color="#942723" style:font-name="Georgia" fo:font-size="10.5pt" fo:letter-spacing="normal" fo:font-style="normal" fo:font-weight="bold"/>
    </style:style>
    <style:style style:name="T1" style:family="text">
      <style:text-properties fo:color="#4c4c4c" fo:font-size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B Standard</text:p>
      <text:p text:style-name="P1"/>
      <text:p text:style-name="P1">Objectifs</text:p>
      <text:list xml:id="list27652100" text:style-name="L1">
        <text:list-item>
          <text:p text:style-name="P15">Présenter une approche pragmatique des ESB</text:p>
        </text:list-item>
        <text:list-item>
          <text:p text:style-name="P15">Mise en place avec des technologies Open Source et les patterns d'intégration (EIP)</text:p>
        </text:list-item>
        <text:list-item>
          <text:p text:style-name="P15">Mise en œuvre d'une solution d'intégration simple et distribuée</text:p>
        </text:list-item>
        <text:list-item>
          <text:p text:style-name="P15">Savoir déployer un environnement fiable et robuste</text:p>
        </text:list-item>
        <text:list-item>
          <text:p text:style-name="P25">Surveiller et administrer cet environnement</text:p>
        </text:list-item>
      </text:list>
      <text:p text:style-name="P8"/>
      <text:p text:style-name="P1">Présentation</text:p>
      <text:p text:style-name="P6"><text:span text:style-name="T1">Depuis plusieurs années maintenant, les ESB sont présentés comme la solution miracle du système d'information. Mais comment peut on le définir ? Comment cela fonctionne-t-il ? A quoi cela sert-il ? Quelques minutes de recherche suffiront à vous déboussoler : une multitude de définitions différentes, les arguments péremptoires des pros et anti-ESB.</text:span> </text:p>
      <text:p text:style-name="P6"/>
      <text:p text:style-name="P1">Contenu</text:p>
      <text:h text:style-name="P2" text:outline-level="3">De la difficulté de définir un ESB</text:h>
      <text:list xml:id="list27645962" text:style-name="L2">
        <text:list-item>
          <text:p text:style-name="P17">La problématique d'intégration</text:p>
        </text:list-item>
        <text:list-item>
          <text:p text:style-name="P17">Du 'point à point' aux ESB en passant par les EAI</text:p>
        </text:list-item>
        <text:list-item>
          <text:p text:style-name="P17">Les ESB : une situation confuse</text:p>
        </text:list-item>
        <text:list-item>
          <text:p text:style-name="P17">Un concept, un pattern, une infrastructure ou un produit ?</text:p>
        </text:list-item>
        <text:list-item>
          <text:p text:style-name="P9">ESB et SOA</text:p>
        </text:list-item>
      </text:list>
      <text:p text:style-name="P5"/>
      <text:h text:style-name="P4" text:outline-level="3">Comprendre les principes fondamentaux d'un ESB</text:h>
      <text:list xml:id="list28279615" text:continue-numbering="true" text:style-name="L2">
        <text:list-item>
          <text:p text:style-name="P17">Communication entre des systèmes</text:p>
        </text:list-item>
        <text:list-item>
          <text:p text:style-name="P17">Couplage lâche : suppression des adhérences entre systèmes</text:p>
        </text:list-item>
        <text:list-item>
          <text:p text:style-name="P17">Distributivité</text:p>
        </text:list-item>
        <text:list-item>
          <text:p text:style-name="P17">Connectivité, adaptateur de protocoles</text:p>
        </text:list-item>
        <text:list-item>
          <text:p text:style-name="P17">Transformation et enrichissement de messages</text:p>
        </text:list-item>
        <text:list-item>
          <text:p text:style-name="P17">Routage</text:p>
        </text:list-item>
        <text:list-item>
          <text:p text:style-name="P17">Sécurité et intégrité</text:p>
        </text:list-item>
      </text:list>
      <text:p text:style-name="P7"/>
      <text:h text:style-name="P3" text:outline-level="3">L'architecture d'un ESB</text:h>
      <text:list xml:id="list27651131" text:style-name="L3">
        <text:list-item>
          <text:p text:style-name="P18">Le message</text:p>
        </text:list-item>
        <text:list-item>
          <text:p text:style-name="P18">Le MOM d'entreprise, cœur des communications de l'ESB : distributivité et fiabilité</text:p>
        </text:list-item>
        <text:list-item>
          <text:p text:style-name="P18">Les services : configuration métier</text:p>
        </text:list-item>
        <text:list-item>
          <text:p text:style-name="P18">Les endpoints : destination</text:p>
        </text:list-item>
        <text:list-item>
          <text:p text:style-name="P18">Les routeurs : aiguillage intelligent</text:p>
        </text:list-item>
        <text:list-item>
          <text:p text:style-name="P18">Les adaptateurs : connexion des applications</text:p>
        </text:list-item>
        <text:list-item>
          <text:p text:style-name="P18">La spécification OSGi (Open Services Gateway initiative)</text:p>
        </text:list-item>
        <text:list-item>
          <text:p text:style-name="P18">La spécification JBI (Java Business Integration)</text:p>
        </text:list-item>
      </text:list>
      <text:p text:style-name="P5"/>
      <text:h text:style-name="P3" text:outline-level="3">Un ESB open source</text:h>
      <text:list xml:id="list27657310" text:style-name="L4">
        <text:list-item>
          <text:p text:style-name="P19">La combinaison : ServiceMix , ActiveMQ et Camel</text:p>
        </text:list-item>
        <text:list-item>
          <text:p text:style-name="P19">Les avantages des ESB open source</text:p>
        </text:list-item>
        <text:list-item>
          <text:p text:style-name="P19">ServiceMix : un conteneur léger de services, standard et flexible</text:p>
        </text:list-item>
        <text:list-item>
          <text:p text:style-name="P19">ActiveMQ : le serveur de messages (MOM)</text:p>
        </text:list-item>
        <text:list-item>
          <text:p text:style-name="P19">Camel : implémentation des 'Enterprise Integration Patterns'</text:p>
        </text:list-item>
        <text:list-item>
          <text:p text:style-name="P10">Le déploiement des services métiers</text:p>
        </text:list-item>
      </text:list>
      <text:h text:style-name="P3" text:outline-level="3">Connectivité SMX</text:h>
      <text:list xml:id="list27644305" text:style-name="L5">
        <text:list-item>
          <text:p text:style-name="P20">Relier des systèmes et des protocoles hétérogènes</text:p>
        </text:list-item>
        <text:list-item>
          <text:p text:style-name="P20">Les composants orientés connectivité de ServiceMix : Fichier, HTTP, JMS, WebServices, etc.</text:p>
        </text:list-item>
        <text:list-item>
          <text:p text:style-name="P11">Implémenter ses propres adaptateurs</text:p>
        </text:list-item>
      </text:list>
      <text:h text:style-name="P3" text:outline-level="3">Connectivité Camel</text:h>
      <text:list xml:id="list28285574" text:continue-numbering="true" text:style-name="L5">
        <text:list-item>
          <text:p text:style-name="P20">Présentation du framework Camel </text:p>
        </text:list-item>
        <text:list-item>
          <text:p text:style-name="P20">Intégration de Camel à ServiceMix</text:p>
        </text:list-item>
        <text:list-item>
          <text:p text:style-name="P20">Principes et fonctionnement élémentaire</text:p>
        </text:list-item>
        <text:list-item>
          <text:p text:style-name="P20">Les composants orientés connectivité de Camel : Possibilités quasi-infinies</text:p>
          <text:p text:style-name="P20"/>
        </text:list-item>
      </text:list>
      <text:h text:style-name="P3" text:outline-level="3">Routage, transformations et intégration</text:h>
      <text:list xml:id="list27635220" text:style-name="L6">
        <text:list-item>
          <text:p text:style-name="P21">Les patterns de routage : relier dynamiquement les systèmes</text:p>
        </text:list-item>
        <text:list-item>
          <text:p text:style-name="P21">Les patterns de transformation : l'intégration des données</text:p>
        </text:list-item>
      </text:list>
      <text:p text:style-name="P7"/>
      <text:h text:style-name="P3" text:outline-level="3">Intégration des Web Services</text:h>
      <text:list xml:id="list27655530" text:style-name="L7">
        <text:list-item>
          <text:p text:style-name="P22">Rappels sur les Web Services</text:p>
        </text:list-item>
        <text:list-item>
          <text:p text:style-name="P22">Lien entre ESB et Web Services</text:p>
        </text:list-item>
        <text:list-item>
          <text:p text:style-name="P22">Le framework Apache CXF et JAX-WS</text:p>
        </text:list-item>
        <text:list-item>
          <text:p text:style-name="P22">Déployer et appeler des Web Services SOAP</text:p>
        </text:list-item>
        <text:list-item>
          <text:p text:style-name="P22">Déployer et appeler des Web Services REST</text:p>
        </text:list-item>
        <text:list-item>
          <text:p text:style-name="P12">Orchestration simple de Web Services (BPEL)</text:p>
        </text:list-item>
      </text:list>
      <text:h text:style-name="P3" text:outline-level="3">Gestion des erreurs</text:h>
      <text:list xml:id="list28273514" text:continue-numbering="true" text:style-name="L7">
        <text:list-item>
          <text:p text:style-name="P22">Différents types d'erreur</text:p>
        </text:list-item>
        <text:list-item>
          <text:p text:style-name="P22">Gestion classique et événementielle</text:p>
        </text:list-item>
        <text:list-item>
          <text:p text:style-name="P22">Gestion des erreurs sur routes transactionnelles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Helvetica, sans-serif"/>
    <style:font-face style:name="Georgia" svg:font-family="Georgia, 'Times New Roman', Times, serif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1" style:font-size-asian="14pt" style:font-weight-asian="bold" style:font-name-complex="Tahoma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1" style:font-size-asian="18pt" style:font-weight-asian="bold" style:font-name-complex="Tahoma1" style:font-size-complex="18pt" style:font-weight-complex="bold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design-2008_7e_LT_7e_Gliederung_20_1" style:display-name="design-2008~LT~Gliederung 1" style:family="paragraph">
      <style:paragraph-properties fo:margin-left="0cm" fo:margin-right="0cm" fo:margin-top="0.194cm" fo:margin-bottom="0cm" style:line-height-at-least="0.353cm" fo:text-align="start" style:justify-single-word="false" fo:text-indent="0cm" style:auto-text-indent="false" style:text-autospace="none">
        <style:tab-stops>
          <style:tab-stop style:position="0.656cm"/>
          <style:tab-stop style:position="1.905cm"/>
          <style:tab-stop style:position="3.152cm"/>
          <style:tab-stop style:position="4.399cm"/>
          <style:tab-stop style:position="5.648cm"/>
          <style:tab-stop style:position="6.897cm"/>
          <style:tab-stop style:position="8.144cm"/>
          <style:tab-stop style:position="9.393cm"/>
          <style:tab-stop style:position="10.64cm"/>
          <style:tab-stop style:position="11.889cm"/>
          <style:tab-stop style:position="13.136cm"/>
          <style:tab-stop style:position="14.385cm"/>
          <style:tab-stop style:position="15.632cm"/>
          <style:tab-stop style:position="16.88cm"/>
          <style:tab-stop style:position="18.127cm"/>
          <style:tab-stop style:position="19.376cm"/>
          <style:tab-stop style:position="20.623cm"/>
          <style:tab-stop style:position="21.872cm"/>
          <style:tab-stop style:position="23.119cm"/>
          <style:tab-stop style:position="24.368cm"/>
        </style:tab-stops>
      </style:paragraph-properties>
      <style:text-properties fo:color="#333333" style:text-outline="false" style:text-line-through-style="none" style:font-name="Arial Unicode MS" fo:font-size="22pt" fo:font-style="normal" fo:text-shadow="none" style:text-underline-style="none" fo:font-weight="normal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/>
    </style:style>
    <style:style style:name="design-2008_7e_LT_7e_Gliederung_20_2" style:display-name="design-2008~LT~Gliederung 2" style:family="paragraph" style:parent-style-name="design-2008_7e_LT_7e_Gliederung_20_1">
      <style:paragraph-properties>
        <style:tab-stops>
          <style:tab-stop style:position="0.589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7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  <style:tab-stop style:position="24.301cm"/>
        </style:tab-stops>
      </style:paragraph-properties>
      <style:text-properties fo:font-size="18pt" style:font-size-asian="18pt" style:font-size-complex="18pt"/>
    </style:style>
    <style:style style:name="design-2008_7e_LT_7e_Gliederung_20_3" style:display-name="design-2008~LT~Gliederung 3" style:family="paragraph" style:parent-style-name="design-2008_7e_LT_7e_Gliederung_20_2">
      <style:paragraph-properties fo:margin-left="2.54cm" fo:margin-right="0cm" fo:margin-top="0.088cm" fo:margin-bottom="0cm" fo:text-indent="0cm" style:auto-text-indent="false">
        <style:tab-stops>
          <style:tab-stop style:position="-2.54cm"/>
          <style:tab-stop style:position="-1.337cm"/>
          <style:tab-stop style:position="-0.088cm"/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</style:tab-stops>
      </style:paragraph-properties>
      <style:text-properties fo:color="#5f5f5f" fo:font-size="16pt" fo:font-style="italic" style:font-size-asian="16pt" style:font-style-asian="italic" style:font-size-complex="16pt" style:font-style-complex="italic"/>
    </style:style>
    <style:style style:name="design-2008_7e_LT_7e_Gliederung_20_4" style:display-name="design-2008~LT~Gliederung 4" style:family="paragraph" style:parent-style-name="design-2008_7e_LT_7e_Gliederung_20_3">
      <style:paragraph-properties fo:margin-left="0cm" fo:margin-right="0cm" fo:margin-top="0.159cm" fo:margin-bottom="0cm" fo:line-height="57%" fo:text-indent="0cm" style:auto-text-indent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color="#333333" fo:font-size="14pt" fo:font-style="normal" style:font-size-asian="14pt" style:font-style-asian="normal" style:font-size-complex="14pt" style:font-style-complex="normal"/>
    </style:style>
    <style:style style:name="design-2008_7e_LT_7e_Gliederung_20_5" style:display-name="design-2008~LT~Gliederung 5" style:family="paragraph" style:parent-style-name="design-2008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18pt" style:font-size-asian="18pt" style:font-size-complex="18pt"/>
    </style:style>
    <style:style style:name="design-2008_7e_LT_7e_Gliederung_20_6" style:display-name="design-2008~LT~Gliederung 6" style:family="paragraph" style:parent-style-name="design-2008_7e_LT_7e_Gliederung_20_5"/>
    <style:style style:name="design-2008_7e_LT_7e_Gliederung_20_7" style:display-name="design-2008~LT~Gliederung 7" style:family="paragraph" style:parent-style-name="design-2008_7e_LT_7e_Gliederung_20_6"/>
    <style:style style:name="design-2008_7e_LT_7e_Gliederung_20_8" style:display-name="design-2008~LT~Gliederung 8" style:family="paragraph" style:parent-style-name="design-2008_7e_LT_7e_Gliederung_20_7"/>
    <style:style style:name="design-2008_7e_LT_7e_Gliederung_20_9" style:display-name="design-2008~LT~Gliederung 9" style:family="paragraph" style:parent-style-name="design-2008_7e_LT_7e_Gliederung_20_8"/>
    <style:style style:name="design-2008_7e_LT_7e_Titel" style:display-name="design-2008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 Unicode MS" fo:font-size="26pt" fo:font-style="normal" fo:text-shadow="1pt 1pt" style:text-underline-style="none" fo:font-weight="bold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/>
    </style:style>
    <style:style style:name="design-2008_7e_LT_7e_Untertitel" style:display-name="design-2008~LT~Untertitel" style:family="paragraph">
      <style:paragraph-properties fo:margin-left="0cm" fo:margin-right="0cm" fo:margin-top="0.245cm" fo:margin-bottom="0cm" fo:line-height="5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5f5f5f" style:text-outline="false" style:text-line-through-style="none" style:font-name="Arial Unicode MS" fo:font-size="28pt" fo:font-style="italic" fo:text-shadow="none" style:text-underline-style="none" fo:font-weight="normal" style:font-name-asian="Arial Unicode MS" style:font-size-asian="28pt" style:font-style-asian="italic" style:font-weight-asian="normal" style:font-name-complex="Arial Unicode MS" style:font-size-complex="28pt" style:font-style-complex="italic" style:font-weight-complex="normal" style:text-emphasize="none"/>
    </style:style>
    <style:style style:name="design-2008_7e_LT_7e_Notizen" style:display-name="design-2008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design-2008_7e_LT_7e_Hintergrundobjekte" style:display-name="design-2008~LT~Hintergrundobjekte" style:family="paragraph">
      <style:paragraph-properties fo:margin-left="0cm" fo:margin-right="0cm" fo:margin-top="0cm" fo:margin-bottom="0cm" fo:line-height="6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font-name="Arial Unicode MS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design-2008_7e_LT_7e_Hintergrund" style:display-name="design-2008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Tahoma" fo:font-size="18pt" style:letter-kerning="true" style:font-name-asian="Tahoma" style:font-size-asian="18pt" style:font-name-complex="Tahoma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 Unicode MS" fo:font-size="26pt" fo:font-style="normal" fo:text-shadow="1pt 1pt" style:text-underline-style="none" fo:font-weight="bold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fo:margin-left="0cm" fo:margin-right="0cm" fo:margin-top="0cm" fo:margin-bottom="0cm" fo:line-height="6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font-name="Arial Unicode MS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lan_20_1" style:display-name="Plan 1" style:family="paragraph">
      <style:paragraph-properties fo:margin-left="0cm" fo:margin-right="0cm" fo:margin-top="0.194cm" fo:margin-bottom="0cm" style:line-height-at-least="0.353cm" fo:text-align="start" style:justify-single-word="false" fo:text-indent="0cm" style:auto-text-indent="false" style:text-autospace="none">
        <style:tab-stops>
          <style:tab-stop style:position="0.656cm"/>
          <style:tab-stop style:position="1.905cm"/>
          <style:tab-stop style:position="3.152cm"/>
          <style:tab-stop style:position="4.399cm"/>
          <style:tab-stop style:position="5.648cm"/>
          <style:tab-stop style:position="6.897cm"/>
          <style:tab-stop style:position="8.144cm"/>
          <style:tab-stop style:position="9.393cm"/>
          <style:tab-stop style:position="10.64cm"/>
          <style:tab-stop style:position="11.889cm"/>
          <style:tab-stop style:position="13.136cm"/>
          <style:tab-stop style:position="14.385cm"/>
          <style:tab-stop style:position="15.632cm"/>
          <style:tab-stop style:position="16.88cm"/>
          <style:tab-stop style:position="18.127cm"/>
          <style:tab-stop style:position="19.376cm"/>
          <style:tab-stop style:position="20.623cm"/>
          <style:tab-stop style:position="21.872cm"/>
          <style:tab-stop style:position="23.119cm"/>
          <style:tab-stop style:position="24.368cm"/>
        </style:tab-stops>
      </style:paragraph-properties>
      <style:text-properties fo:color="#333333" style:text-outline="false" style:text-line-through-style="none" style:font-name="Arial Unicode MS" fo:font-size="22pt" fo:font-style="normal" fo:text-shadow="none" style:text-underline-style="none" fo:font-weight="normal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>
        <style:tab-stops>
          <style:tab-stop style:position="0.589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7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  <style:tab-stop style:position="24.301cm"/>
        </style:tab-stops>
      </style:paragraph-properties>
      <style:text-properties fo:font-size="18pt" style:font-size-asian="18pt" style:font-size-complex="18pt"/>
    </style:style>
    <style:style style:name="Plan_20_3" style:display-name="Plan 3" style:family="paragraph" style:parent-style-name="Plan_20_2">
      <style:paragraph-properties fo:margin-left="2.54cm" fo:margin-right="0cm" fo:margin-top="0.088cm" fo:margin-bottom="0cm" fo:text-indent="0cm" style:auto-text-indent="false">
        <style:tab-stops>
          <style:tab-stop style:position="-2.54cm"/>
          <style:tab-stop style:position="-1.337cm"/>
          <style:tab-stop style:position="-0.088cm"/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</style:tab-stops>
      </style:paragraph-properties>
      <style:text-properties fo:color="#5f5f5f" fo:font-size="16pt" fo:font-style="italic" style:font-size-asian="16pt" style:font-style-asian="italic" style:font-size-complex="16pt" style:font-style-complex="italic"/>
    </style:style>
    <style:style style:name="Plan_20_4" style:display-name="Plan 4" style:family="paragraph" style:parent-style-name="Plan_20_3">
      <style:paragraph-properties fo:margin-left="0cm" fo:margin-right="0cm" fo:margin-top="0.159cm" fo:margin-bottom="0cm" fo:line-height="57%" fo:text-indent="0cm" style:auto-text-indent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color="#333333" fo:font-size="14pt" fo:font-style="normal" style:font-size-asian="14pt" style:font-style-asian="normal" style:font-size-complex="14pt" style:font-style-complex="normal"/>
    </style:style>
    <style:style style:name="Plan_20_5" style:display-name="Plan 5" style:family="paragraph" style:parent-style-name="Plan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18pt" style:font-size-asian="18pt" style:font-size-complex="18pt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phael Delaporte</meta:initial-creator>
    <meta:creation-date>2009-12-15T17:21:41.90</meta:creation-date>
    <meta:generator>OpenOffice.org/3.2$Win32 OpenOffice.org_project/320m12$Build-9483</meta:generator>
    <dc:date>2011-02-07T08:14:37.75</dc:date>
    <dc:creator>Raphaël Delaporte</dc:creator>
    <meta:editing-duration>PT18H51M07S</meta:editing-duration>
    <meta:editing-cycles>136</meta:editing-cycles>
    <meta:document-statistic meta:table-count="0" meta:image-count="0" meta:object-count="0" meta:page-count="1" meta:paragraph-count="63" meta:word-count="442" meta:character-count="2766"/>
  </office:meta>
</office:document-meta>
</file>